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ORTIZ ESPINOZA, RUBEN DAR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9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ORTIZ ESPINOZA, RUBEN DAR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ECOJO ALMACE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9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9T18:38:0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